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FFFFF"/>
    </style:style>
    <style:style style:name="P3" style:parent-style-name="Normal" style:family="paragraph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P4" style:parent-style-name="Normal" style:family="paragraph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P5" style:parent-style-name="Normal" style:family="paragraph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P7" style:parent-style-name="Normal" style:family="paragraph">
      <style:paragraph-properties fo:text-indent="0.5in"/>
    </style:style>
    <style:style style:name="T8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9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0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P11" style:parent-style-name="Normal" style:family="paragraph">
      <style:paragraph-properties fo:text-indent="0.5in"/>
    </style:style>
    <style:style style:name="T12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3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4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P15" style:parent-style-name="Normal" style:family="paragraph">
      <style:paragraph-properties fo:text-indent="0.5in"/>
    </style:style>
    <style:style style:name="T16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7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8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19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P20" style:parent-style-name="Normal" style:family="paragraph">
      <style:paragraph-properties fo:text-indent="0.5in"/>
    </style:style>
    <style:style style:name="T21" style:parent-style-name="DefaultParagraphFont" style:family="text">
      <style:text-properties style:font-name="Helvetica" style:font-name-asian="Helvetica" style:font-name-complex="Helvetica" fo:font-size="10.5pt" style:font-size-asian="10.5pt" style:font-size-complex="10.5pt"/>
    </style:style>
  </office:automatic-styles>
  <office:body>
    <office:text text:use-soft-page-breaks="true">
      <text:p text:style-name="P1">Mini Project ST661</text:p>
      <text:p text:style-name="P2">Group: 16 Dataset: Marathon</text:p>
      <text:p text:style-name="P3">All members contributed across the project with ideas and practical assistance. This ranged from conception to final document proofing and submission.</text:p>
      <text:p text:style-name="P4"/>
      <text:p text:style-name="P5">Group members:</text:p>
      <text:p text:style-name="Normal"><text:span text:style-name="T6">Alex Pynn<text:s/></text:span></text:p>
      <text:p text:style-name="P7"><text:span text:style-name="T8">- Data cleaning, Category - Finish time boxplots, In Club analysis, Conclusion</text:span></text:p>
      <text:p text:style-name="Normal"><text:span text:style-name="T9"><text:s/></text:span></text:p>
      <text:p text:style-name="Normal"><text:span text:style-name="T10">Akshay Menon</text:span></text:p>
      <text:p text:style-name="P11"><text:span text:style-name="T12"><text:s/>- Data cleaning, Speed - Change Analysis, Position Change analysis, Introduction</text:span></text:p>
      <text:p text:style-name="Normal"><text:span text:style-name="T13"><text:s/></text:span></text:p>
      <text:p text:style-name="Normal"><text:span text:style-name="T14">Akshay Mishra</text:span></text:p>
      <text:p text:style-name="P15"><text:span text:style-name="T16"><text:s/>- Plotting parts of tenktime and thirtyktime according to the gender</text:span></text:p>
      <text:p text:style-name="Normal"><text:span text:style-name="T17">and age category and analysis of percentage plots</text:span></text:p>
      <text:p text:style-name="Normal"><text:span text:style-name="T18"><text:s/></text:span></text:p>
      <text:p text:style-name="Normal"><text:span text:style-name="T19">David Gaughan<text:s/></text:span></text:p>
      <text:p text:style-name="P20"><text:span text:style-name="T21">- General plotting and analysis of marathon data and document proofing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Gaughan</meta:initial-creator>
    <dc:creator>AKSHAY SASHI MENON</dc:creator>
    <meta:creation-date>2019-12-11T13:36:00Z</meta:creation-date>
    <dc:date>2019-12-11T13:36:00Z</dc:date>
    <meta:template xlink:href="Normal.dotm" xlink:type="simple"/>
    <meta:editing-cycles>3</meta:editing-cycles>
    <meta:editing-duration>PT0S</meta:editing-duration>
    <meta:document-statistic meta:page-count="1" meta:paragraph-count="1" meta:word-count="93" meta:character-count="625" meta:row-count="4" meta:non-whitespace-character-count="533"/>
  </office:meta>
</office:document-meta>
</file>